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319cm" table:align="left"/>
    </style:style>
    <style:style style:name="VariableFactorsTable.A" style:family="table-column">
      <style:table-column-properties style:column-width="5.521cm"/>
    </style:style>
    <style:style style:name="VariableFactorsTable.C" style:family="table-column">
      <style:table-column-properties style:column-width="6.752cm"/>
    </style:style>
    <style:style style:name="VariableFactorsTable.D" style:family="table-column">
      <style:table-column-properties style:column-width="5.525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 style:list-style-name="L1">
      <style:text-properties style:text-position="0% 100%" style:font-name="Trebuchet MS"/>
    </style:style>
    <style:style style:name="P6" style:family="paragraph" style:parent-style-name="ATitle">
      <style:paragraph-properties fo:break-before="pag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column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style:text-position="0% 100%" style:font-name="Trebuchet MS"/>
    </style:style>
    <style:style style:name="P11" style:family="paragraph" style:parent-style-name="Standard">
      <style:paragraph-properties fo:break-before="page"/>
      <style:text-properties style:font-name="Trebuchet MS"/>
    </style:style>
    <style:style style:name="P12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3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4" style:family="paragraph" style:parent-style-name="Standard">
      <style:text-properties style:font-name="Trebuchet MS" style:text-underline-style="none"/>
    </style:style>
    <style:style style:name="P15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6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1.509cm" svg:height="0.707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4.095cm" svg:height="2.081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Wins should be the minimum? We adjust this value toward ultimate for bluffs then... 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6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7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723cm" svg:height="1.415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6.979cm" svg:height="3.133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4.477cm" svg:height="0.55cm" draw:z-index="20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1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2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30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97cm" svg:height="1.415cm" draw:z-index="31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5">Using pot odds find how likely each player is to call. Assume previous players have bet with their calculated percentages.</text:p>
        </text:list-item>
        <text:list-item>
          <text:p text:style-name="P5">Multiply to determine value in chips</text:p>
        </text:list-item>
        <text:list-item>
          <text:p text:style-name="P5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8.685cm" svg:height="1.284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16.464cm" svg:height="1.374cm" draw:z-index="34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Standard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139cm" svg:height="1.372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20.754cm" svg:height="1.453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1.873cm" svg:height="1.372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7.736cm" svg:height="1.453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P6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7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7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7">ARITHMETIC<text:span text:style-name="T3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8"/>
      <text:p text:style-name="P9">What about arithmetic gain models?</text:p>
      <text:p text:style-name="Standard"/>
      <text:p text:style-name="P1"/>
      <text:p text:style-name="P1"><draw:frame draw:style-name="fr1" draw:name="Object48" text:anchor-type="as-char" svg:width="18.44cm" svg:height="1.152cm" draw:z-index="39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draw:frame draw:style-name="fr1" draw:name="Object47" text:anchor-type="as-char" svg:width="15.752cm" svg:height="2.058cm" draw:z-index="40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<draw:frame draw:style-name="fr1" draw:name="Object49" text:anchor-type="as-char" svg:width="15.02cm" svg:height="1.152cm" draw:z-index="41"><draw:object xlink:href="./Object 33" xlink:type="simple" xlink:show="embed" xlink:actuate="onLoad"/><draw:image xlink:href="./ObjectReplacements/Object 33" xlink:type="simple" xlink:show="embed" xlink:actuate="onLoad"/></draw:frame></text:p>
      <text:p text:style-name="P1"><draw:frame draw:style-name="fr1" draw:name="Object57" text:anchor-type="as-char" svg:width="14.295cm" svg:height="2.058cm" draw:z-index="42"><draw:object xlink:href="./Object 41" xlink:type="simple" xlink:show="embed" xlink:actuate="onLoad"/><draw:image xlink:href="./ObjectReplacements/Object 41" xlink:type="simple" xlink:show="embed" xlink:actuate="onLoad"/></draw:frame></text:p>
      <text:p text:style-name="P10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43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11">Formula to convert from (PCT, WL) to (wins, splits, loss):</text:p>
      <text:p text:style-name="P12"><draw:frame draw:style-name="fr1" draw:name="Object26" text:anchor-type="as-char" svg:width="3.067cm" svg:height="1.02cm" draw:z-index="44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45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46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><draw:frame draw:style-name="fr1" draw:name="Object30" text:anchor-type="as-char" svg:width="4.764cm" svg:height="0.529cm" draw:z-index="47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48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49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50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51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52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53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54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55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4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3"><draw:frame draw:style-name="fr1" draw:name="Object44" text:anchor-type="as-char" svg:width="3.067cm" svg:height="1.02cm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8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4"><text:span text:style-name="T7">(2PCT – 1) = </text:span><text:span text:style-name="T8">wins</text:span><text:span text:style-name="T7"> – </text:span><text:span text:style-name="T8">losses</text:span></text:p>
      <text:p text:style-name="P15"><text:span text:style-name="T8">splits</text:span> = (PCT<text:span text:style-name="T8"> – win</text:span><text:span text:style-name="T9">s)×2</text:span></text:p>
      <text:p text:style-name="P16"/>
      <text:p text:style-name="P16">Special cases: WL = 0, (2<text:span text:style-name="T10">×</text:span>PCT – 1) = 0, WL = 1, WL = 0.5, PCT = 1;</text:p>
      <text:p text:style-name="P16">Dangerous cases: WL = 0.5;</text:p>
      <text:p text:style-name="P16"/>
      <text:p text:style-name="P16">When splits = 1, WL (0/0) would originally be saved as 0. This is PCT = 0.5. (Handled by default)</text:p>
      <text:p text:style-name="P16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9-12T20:22:01</dc:date>
    <dc:language>en-US</dc:language>
    <meta:editing-cycles>92</meta:editing-cycles>
    <meta:editing-duration>P5DT10H36M39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56" meta:page-count="9" meta:paragraph-count="144" meta:word-count="720" meta:character-count="4167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1 right)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</math:mo>
              <math:mrow>
                <math:mn>1</math:mn>
                <math:mo math:stretchy="false">−</math:mo>
                <math:mi math:fontstyle="italic">losses</math:mi>
              </math:mrow>
              <math:mo math:stretchy="false"></math:mo>
            </math:mrow>
            <math:mi>e</math:mi>
          </math:msup>
        </math:mrow>
      </math:mfenced>
      <math:mrow>
        <math:mi/>
        <math:mo math:stretchy="false"></math:mo>
        <math:mi/>
      </math:mrow>
      <math:mrow>
        <math:mo math:stretchy="false"></math:mo>
        <math:mrow>
          <math:mi>s</math:mi>
          <math:msub>
            <math:mi>'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</math:mrow>
    <math:annotation math:encoding="StarMath 5.0">{G'_shift left( f+f_d right)} over B ~ = ~  de^"*" (f + f_d)times{win^e} ~+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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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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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